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a9e27" officeooo:paragraph-rsid="001a9e2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72f8d" officeooo:paragraph-rsid="00172f8d" style:font-size-asian="15pt" style:font-weight-asian="bold" style:font-size-complex="15pt" style:font-weight-complex="bold"/>
    </style:style>
    <style:style style:name="P3" style:family="paragraph" style:parent-style-name="Standard" style:list-style-name="L3">
      <style:paragraph-properties fo:text-align="justify" style:justify-single-word="false"/>
      <style:text-properties fo:font-size="15pt" fo:font-weight="bold" officeooo:rsid="00172f8d" officeooo:paragraph-rsid="00172f8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72f8d" officeooo:paragraph-rsid="00172f8d" style:font-size-asian="15pt" style:font-weight-asian="bold" style:font-size-complex="15pt" style:font-weight-complex="bold"/>
    </style:style>
    <style:style style:name="P5" style:family="paragraph" style:parent-style-name="Standard" style:list-style-name="L2">
      <style:text-properties fo:font-size="15pt" fo:font-weight="bold" officeooo:rsid="0017b62c" officeooo:paragraph-rsid="0017b62c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officeooo:rsid="00172f8d" officeooo:paragraph-rsid="00172f8d" style:font-size-asian="15pt" style:font-size-complex="15pt"/>
    </style:style>
    <style:style style:name="P7" style:family="paragraph" style:parent-style-name="Standard" style:list-style-name="L2">
      <style:text-properties fo:font-size="15pt" officeooo:rsid="00172f8d" officeooo:paragraph-rsid="00172f8d" style:font-size-asian="15pt" style:font-size-complex="15pt"/>
    </style:style>
    <style:style style:name="P8" style:family="paragraph" style:parent-style-name="Standard" style:list-style-name="L2">
      <style:text-properties fo:font-size="15pt" officeooo:rsid="00172f8d" officeooo:paragraph-rsid="00187484" style:font-size-asian="15pt" style:font-size-complex="15pt"/>
    </style:style>
    <style:style style:name="P9" style:family="paragraph" style:parent-style-name="Standard" style:list-style-name="L2">
      <style:paragraph-properties fo:text-align="center" style:justify-single-word="false"/>
      <style:text-properties fo:font-size="15pt" officeooo:rsid="00172f8d" officeooo:paragraph-rsid="00187484" style:font-size-asian="15pt" style:font-size-complex="15pt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5pt" officeooo:rsid="00172f8d" officeooo:paragraph-rsid="00172f8d" style:font-size-asian="15pt" style:font-size-complex="15pt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5pt" officeooo:paragraph-rsid="00172f8d" style:font-size-asian="15pt" style:font-size-complex="15pt"/>
    </style:style>
    <style:style style:name="P12" style:family="paragraph" style:parent-style-name="Standard" style:list-style-name="L2">
      <style:text-properties fo:font-size="15pt" officeooo:paragraph-rsid="00187484" style:font-size-asian="15pt" style:font-size-complex="15pt"/>
    </style:style>
    <style:style style:name="P13" style:family="paragraph" style:parent-style-name="Standard">
      <style:text-properties fo:font-size="15pt" officeooo:paragraph-rsid="00172f8d" style:font-size-asian="15pt" style:font-size-complex="15pt"/>
    </style:style>
    <style:style style:name="P14" style:family="paragraph" style:parent-style-name="Standard">
      <style:text-properties fo:font-size="15pt" officeooo:rsid="001a9e27" officeooo:paragraph-rsid="001a9e27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72f8d" officeooo:paragraph-rsid="00172f8d" style:font-size-asian="15pt" style:font-weight-asian="bold" style:font-size-complex="15pt" style:font-weight-complex="bold"/>
    </style:style>
    <style:style style:name="P16" style:family="paragraph" style:parent-style-name="Standard">
      <style:text-properties officeooo:paragraph-rsid="001cfc6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2f8d" style:font-weight-asian="normal" style:font-weight-complex="normal"/>
    </style:style>
    <style:style style:name="T3" style:family="text">
      <style:text-properties fo:font-weight="normal" officeooo:rsid="0017b62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2f8d" style:font-weight-asian="bold" style:font-weight-complex="bold"/>
    </style:style>
    <style:style style:name="T6" style:family="text">
      <style:text-properties fo:font-weight="bold" officeooo:rsid="00187484" style:font-weight-asian="bold" style:font-weight-complex="bold"/>
    </style:style>
    <style:style style:name="T7" style:family="text">
      <style:text-properties officeooo:rsid="00187484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a9e27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1a9e27" style:font-size-asian="14pt" style:font-weight-asian="bold" style:font-size-complex="14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officeooo:rsid="001a9e27" style:font-size-asian="15pt" style:font-size-complex="15pt"/>
    </style:style>
    <style:style style:name="T14" style:family="text">
      <style:text-properties fo:font-size="15pt" officeooo:rsid="001cfc66" style:font-size-asian="15pt" style:font-size-complex="15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CHATSEU LOUENKAM FRANK JUNIOR : GROUPE 1</text:p>
      <text:p text:style-name="P6"/>
      <text:p text:style-name="P6"/>
      <text:p text:style-name="P15">FICHIER DE CONFIGURATION DE L’APPLICATION USERMANAGER</text:p>
      <text:p text:style-name="P6"/>
      <text:list xml:id="list2167698439" text:style-name="L2">
        <text:list-item>
          <text:p text:style-name="P7">NOM DE LA BASE DE <text:span text:style-name="T7">DONNÉE</text:span> : «<text:span text:style-name="T4">user-manager</text:span>»</text:p>
        </text:list-item>
      </text:list>
      <text:p text:style-name="P6"/>
      <text:list xml:id="list12054162838967" text:continue-numbering="true" text:style-name="L2">
        <text:list-item>
          <text:p text:style-name="P9"><text:span text:style-name="T7">MODÈLE</text:span> LOGIQUE DE LA TABLE USER QUI SE TROUVE DANS LA BASE DE <text:span text:style-name="T7">DONNÉE</text:span> ; <text:s/></text:p>
          <text:p text:style-name="P8"><text:span text:style-name="T4"/></text:p>
          <text:p text:style-name="P8"><text:span text:style-name="T4">USER( id, firstname, lastname, email, login, password, isadmin, avatar),</text:span></text:p>
          <text:p text:style-name="P10"/>
        </text:list-item>
      </text:list>
      <text:list xml:id="list580109656" text:style-name="L3">
        <text:list-item>
          <text:p text:style-name="P11"><text:span text:style-name="T5">id :</text:span><text:span text:style-name="T2"> </text:span><text:span text:style-name="T3">représente</text:span><text:span text:style-name="T2"> identifiant unique de utilisateur</text:span></text:p>
        </text:list-item>
        <text:list-item>
          <text:p text:style-name="P3">firstname :<text:span text:style-name="T1"> </text:span><text:span text:style-name="T3">représente</text:span><text:span text:style-name="T1"> le nom de utilisateur</text:span></text:p>
        </text:list-item>
        <text:list-item>
          <text:p text:style-name="P3">lastname : <text:span text:style-name="T1">represente le prenom de utilisateur</text:span></text:p>
        </text:list-item>
        <text:list-item>
          <text:p text:style-name="P3">login : <text:span text:style-name="T1">represente le login de utilisateur qui servira a son authentification</text:span></text:p>
        </text:list-item>
        <text:list-item>
          <text:p text:style-name="P3">password : <text:span text:style-name="T1">represente le mot de passe de utilisateur</text:span></text:p>
        </text:list-item>
        <text:list-item>
          <text:p text:style-name="P3">isadmin : <text:span text:style-name="T1">permet de savoir si l’utilisateur est un administrateur ou un membre simple,</text:span></text:p>
        </text:list-item>
        <text:list-item>
          <text:p text:style-name="P3">avatar : <text:span text:style-name="T1">attribut pour stocker le nom et extension de la photo de utilisateur</text:span></text:p>
        </text:list-item>
      </text:list>
      <text:p text:style-name="P4"><text:span text:style-name="T1"><text:tab/> <text:s text:c="5"/></text:span></text:p>
      <text:list xml:id="list12052943454270" text:continue-list="list12054162838967" text:style-name="L2">
        <text:list-header>
          <text:p text:style-name="P7"/>
        </text:list-header>
      </text:list>
      <text:p text:style-name="P6"/>
      <text:list xml:id="list12053204796180" text:continue-numbering="true" text:style-name="L2">
        <text:list-item>
          <text:p text:style-name="P12"><text:span text:style-name="T7">PARAMÈTRES DU PREMIER UTILISATEUR DE LA BASE</text:span></text:p>
          <text:p text:style-name="P12"><text:span text:style-name="T7"><text:s text:c="9"/>les informations du premier utilisateur ont ete configuré dans les seeds de l’application, Ses parametres de connexion sont les suivants :</text:span></text:p>
          <text:p text:style-name="P12"/>
          <text:p text:style-name="P5">login=«frank»</text:p>
          <text:p text:style-name="P5">password=«123»</text:p>
        </text:list-item>
      </text:list>
      <text:p text:style-name="P13"><text:tab/></text:p>
      <text:p text:style-name="P13"><text:tab/><text:span text:style-name="T7">Remarque : pour prendre en compte la creation de ce premier utilisateur, il faut executer la commande : </text:span><text:span text:style-name="T6">php artisan db:seed --class=UserTableSeeder</text:span></text:p>
      <text:p text:style-name="P16"><text:span text:style-name="T12"><text:tab/></text:span></text:p>
      <text:p text:style-name="P16"><text:span text:style-name="T14"><text:tab/><text:tab/></text:span><text:span text:style-name="T13"><text:tab/></text:span><text:span text:style-name="T11">ORGANISATION DU PROJET</text:span></text:p>
      <text:p text:style-name="P16"><text:span text:style-name="T11"/></text:p>
      <text:p text:style-name="P1">STRUCTURATION DE LA PARTIE FRONT-END</text:p>
      <text:p text:style-name="P1"/>
      <text:p text:style-name="P1"/>
      <text:p text:style-name="P1">STRUCTURATION DE LA PARTIE BACK-END</text:p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01:02:05.479867275</meta:creation-date>
    <dc:date>2020-04-10T01:20:52.435441340</dc:date>
    <meta:editing-duration>PT18M4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191" meta:character-count="1194" meta:non-whitespace-character-count="1010"/>
  </office:meta>
</office:document-meta>
</file>